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dapter.render( PortalManagerAspectRenderContext aspectContext , PortalService service , ContentHandler ch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Adapter.login( CopletInstanceData copl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ortletAdapter.getResponse( CopletInstanceData instance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getPortl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Adapter.prepare( PortalManagerAspectPrepareContext aspectContext , PortalService servi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Adapter.streamContent( CopletInstanceData coplet , ContentHandler content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ortletAdapter.initContai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letAdapter.inform( PortletURLProviderImpl event ,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Adapter.getPortletContainer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contextualiz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Adapter.disp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letAdapter.logout( CopletInstanceData cop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